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onstantia" style:font-family-asian="Constantia" style:font-family-complex="Constantia" fo:background-color="transparent" style:use-window-font-color="true"/>
    </style:style>
    <style:style style:name="T2" style:family="text">
      <style:text-properties fo:font-size="36.00pt" fo:font-weight="normal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28.00pt" fo:font-weight="normal" fo:font-family="Cambria" style:font-family-asian="Cambria" style:font-family-complex="Cambria" fo:background-color="transparent" style:use-window-font-color="true" fo:font-style="italic"/>
    </style:style>
    <style:style style:name="T4" style:family="text">
      <style:text-properties fo:font-size="36.00pt" fo:font-weight="normal" fo:font-family="Cambria" style:font-family-asian="Cambria" style:font-family-complex="Cambria" fo:background-color="transparent" style:use-window-font-color="true" fo:font-style="italic"/>
    </style:style>
    <style:style style:name="T5" style:family="text">
      <style:text-properties fo:font-size="36.00pt" fo:font-weight="normal" fo:font-family="'Cambria Math'" style:font-family-asian="'Cambria Math'" style:font-family-complex="'Cambria Math'" fo:background-color="transparent" style:use-window-font-color="true" fo:font-style="italic"/>
    </style:style>
    <style:style style:name="T6" style:family="text">
      <style:text-properties fo:font-size="36.00pt" fo:font-weight="normal" fo:font-family="Cambria" style:font-family-asian="Cambria" style:font-family-complex="Cambria" fo:background-color="transparent" style:use-window-font-color="true" fo:font-style="italic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rogram no :8</text:span><text:span text:style-name="T2"/></text:p>
      <text:p text:style-name="P1"><text:span text:style-name="T3">Made by<text:s/></text:span><text:span text:style-name="T4">:</text:span><text:span text:style-name="T5">YASH CHOUDHURY</text:span><text:span text:style-name="T6"/></text:p>
      <text:p text:style-name="P1"><text:span text:style-name="T7"/></text:p>
      <text:p text:style-name="P1"><text:span text:style-name="T7"><text:s/></text:span><text:span text:style-name="T8">/*program to print sum of 10 numbers using while loop*/</text:span></text:p>
      <text:p text:style-name="P1"><text:span text:style-name="T8"><text:s/>#include&lt;iostream.h&gt;</text:span></text:p>
      <text:p text:style-name="P1"><text:span text:style-name="T8"><text:s/>void main()</text:span></text:p>
      <text:p text:style-name="P1"><text:span text:style-name="T8"><text:s/>{</text:span></text:p>
      <text:p text:style-name="P1"><text:span text:style-name="T8"><text:s/>int total=0,i=1;</text:span></text:p>
      <text:p text:style-name="P1"><text:span text:style-name="T8"><text:s/>while(i&lt;11)</text:span></text:p>
      <text:p text:style-name="P1"><text:span text:style-name="T8"><text:s/>{</text:span></text:p>
      <text:p text:style-name="P1"><text:span text:style-name="T8"><text:s/>total=total+i;</text:span></text:p>
      <text:p text:style-name="P1"><text:span text:style-name="T8"><text:s/>i++;</text:span></text:p>
      <text:p text:style-name="P1"><text:span text:style-name="T8"><text:s/>}</text:span></text:p>
      <text:p text:style-name="P1"><text:span text:style-name="T8"><text:s/>cout&lt;&lt;"sum of first 10 numbers is--:"&lt;&lt;total;</text:span></text:p>
      <text:p text:style-name="P1"><text:span text:style-name="T8"><text:s/>}</text:span></text:p>
      <text:p text:style-name="P1"><draw:frame text:anchor-type="as-char" svg:width="169.86mm" svg:height="95.51mm" style:rel-width="scale" style:rel-height="scale"><draw:object-ole xlink:href="OleObj1"/><draw:image xlink:href="ObjectReplacements/OleObj1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